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3ED000003A7CF4C95E9215C31FB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ctwithoutfill">
      <style:graphic-properties draw:stroke="solid" svg:stroke-width="0.053cm" svg:stroke-color="#0066b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svg:stroke-color="#72bf4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width="0.028cm" svg:stroke-color="#4c4c4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21409a" draw:fill-color="#59c5c7" draw:textarea-horizontal-align="justify" draw:textarea-vertical-align="middle" draw:auto-grow-height="false" fo:min-height="0.338cm" fo:min-width="0cm"/>
    </style:style>
    <style:style style:name="gr6" style:family="graphic" style:parent-style-name="standard">
      <style:graphic-properties svg:stroke-color="#00a65d" draw:fill-color="#add58a" draw:textarea-horizontal-align="justify" draw:textarea-vertical-align="middle" draw:auto-grow-height="false" fo:min-height="0.4cm" fo:min-width="0.026cm"/>
    </style:style>
    <style:style style:name="gr7" style:family="graphic" style:parent-style-name="standard">
      <style:graphic-properties svg:stroke-color="#00a65d" draw:fill-color="#add58a" draw:textarea-horizontal-align="justify" draw:textarea-vertical-align="middle" draw:auto-grow-height="false" fo:min-height="0.406cm" fo:min-width="0.08cm"/>
    </style:style>
    <style:style style:name="gr8" style:family="graphic" style:parent-style-name="objectwithoutfill">
      <style:graphic-properties draw:stroke="dash" draw:stroke-dash="Fine_20_Dashed" svg:stroke-width="0.028cm" svg:stroke-color="#4c4c4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Fine_20_Dashed" svg:stroke-width="0.035cm" svg:stroke-color="#999999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458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14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319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318cm" fo:min-width="0cm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6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solid"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draw:stroke="solid" svg:stroke-width="0.035cm" svg:stroke-color="#72bf4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0066b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59c5c7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ed1c24"/>
    </style:style>
    <style:style style:name="P6" style:family="paragraph">
      <loext:graphic-properties draw:fill="none" draw:fill-color="#ffffff"/>
      <style:text-properties fo:color="#72bf44"/>
    </style:style>
    <style:style style:name="P7" style:family="paragraph">
      <loext:graphic-properties draw:fill="none" draw:fill-color="#ffffff"/>
      <style:text-properties fo:color="#0066b3"/>
    </style:style>
    <style:style style:name="P8" style:family="paragraph">
      <loext:graphic-properties draw:fill-color="#eeeeee"/>
      <style:paragraph-properties fo:text-align="center"/>
    </style:style>
    <style:style style:name="T1" style:family="text">
      <style:text-properties fo:color="#ed1c24"/>
    </style:style>
    <style:style style:name="T2" style:family="text">
      <style:text-properties fo:color="#72bf44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23cm" svg:height="6.999cm" svg:x="0.247cm" svg:y="-0.742cm">
          <draw:image xlink:href="Pictures/10000201000003ED000003A7CF4C95E9215C31FB.png" xlink:type="simple" xlink:show="embed" xlink:actuate="onLoad" loext:mime-type="image/png">
            <text:p/>
          </draw:image>
        </draw:frame>
        <draw:line draw:style-name="gr2" draw:text-style-name="P1" draw:layer="layout" svg:x1="1.099cm" svg:y1="1.886cm" svg:x2="1.083cm" svg:y2="0.725cm">
          <text:p/>
        </draw:line>
        <draw:line draw:style-name="gr3" draw:text-style-name="P1" draw:layer="layout" svg:x1="1.124cm" svg:y1="1.847cm" svg:x2="2.028cm" svg:y2="1.374cm">
          <text:p/>
        </draw:line>
        <draw:line draw:style-name="gr4" draw:text-style-name="P1" draw:layer="layout" svg:x1="1.132cm" svg:y1="1.905cm" svg:x2="1.882cm" svg:y2="2.294cm">
          <text:p/>
        </draw:line>
        <draw:custom-shape draw:style-name="gr5" draw:text-style-name="P2" draw:layer="layout" svg:width="0.492cm" svg:height="0.94cm" draw:transform="rotate (-0.00575958653158117) translate (1.662cm 1.77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2.04cm" svg:y1="2.3cm" svg:x2="3.016cm" svg:y2="2.815cm">
          <text:p/>
        </draw:line>
        <draw:custom-shape draw:style-name="gr6" draw:text-style-name="P3" draw:layer="layout" svg:width="0.525cm" svg:height="1.04cm" draw:transform="rotate (2.12790542403149) translate (2.731cm 3.33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3.191cm" svg:y1="2.862cm" svg:x2="4.721cm" svg:y2="3.688cm">
          <text:p/>
        </draw:line>
        <draw:custom-shape draw:style-name="gr7" draw:text-style-name="P3" draw:layer="layout" svg:width="0.579cm" svg:height="1.049cm" draw:transform="rotate (2.14640591410263) translate (4.289cm 4.16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4.746cm" svg:y1="3.672cm" svg:x2="6.964cm" svg:y2="4.879cm">
          <text:p/>
        </draw:line>
        <draw:line draw:style-name="gr9" draw:text-style-name="P1" draw:layer="layout" svg:x1="1.132cm" svg:y1="2.914cm" svg:x2="1.116cm" svg:y2="2.092cm">
          <text:p/>
        </draw:line>
        <draw:custom-shape draw:style-name="gr10" draw:text-style-name="P1" draw:layer="layout" svg:width="0.324cm" svg:height="0.782cm" draw:transform="rotate (1.07459922045291) translate (1.179cm 1.5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324cm" svg:height="1.368cm" draw:transform="rotate (1.07459922045291) translate (1.897cm 1.8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24cm" svg:height="1.691cm" draw:transform="rotate (1.07459922045291) translate (3.106cm 2.5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324cm" svg:height="2.744cm" draw:transform="rotate (1.07459922045291) translate (4.621cm 3.3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0.593cm" svg:height="0.53cm" svg:x="1.548cm" svg:y="0.9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4" draw:layer="layout" svg:width="0.597cm" svg:height="0.53cm" svg:x="2.485cm" svg:y="1.4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4" draw:layer="layout" svg:width="0.602cm" svg:height="0.53cm" svg:x="3.886cm" svg:y="2.2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4" draw:layer="layout" svg:width="0.614cm" svg:height="0.53cm" svg:x="5.826cm" svg:y="3.2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5" draw:layer="layout" svg:width="0.82cm" svg:height="0.962cm" svg:x="0.821cm" svg:y="1.948cm">
          <draw:text-box>
            <text:p><text:span text:style-name="T1">x</text:span></text:p>
          </draw:text-box>
        </draw:frame>
        <draw:frame draw:style-name="gr15" draw:text-style-name="P6" draw:layer="layout" svg:width="0.82cm" svg:height="0.962cm" svg:x="1.165cm" svg:y="0.359cm">
          <draw:text-box>
            <text:p><text:span text:style-name="T2">y</text:span></text:p>
          </draw:text-box>
        </draw:frame>
        <draw:frame draw:style-name="gr15" draw:text-style-name="P7" draw:layer="layout" svg:width="0.82cm" svg:height="0.962cm" svg:x="0.338cm" svg:y="0.7cm">
          <draw:text-box>
            <text:p><text:span text:style-name="T3">z</text:span></text:p>
          </draw:text-box>
        </draw:frame>
        <draw:custom-shape draw:style-name="gr16" draw:text-style-name="P8" draw:layer="layout" svg:width="0.228cm" svg:height="0.228cm" svg:x="4.452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28cm" svg:height="0.228cm" svg:x="2.891cm" svg:y="2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28cm" svg:height="0.228cm" svg:x="1.771cm" svg:y="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529cm" svg:height="0.47cm" svg:x="1.617cm" svg:y="2.2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4" draw:layer="layout" svg:width="0.492cm" svg:height="0.47cm" svg:x="2.823cm" svg:y="2.8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4" draw:layer="layout" svg:width="0.509cm" svg:height="0.47cm" svg:x="4.425cm" svg:y="3.69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6" draw:text-style-name="P8" draw:layer="layout" svg:width="0.228cm" svg:height="0.228cm" svg:x="0.998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529cm" svg:height="0.47cm" svg:x="0.548cm" svg:y="1.8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6" draw:text-style-name="P8" draw:layer="layout" svg:width="0.228cm" svg:height="0.228cm" svg:x="6.896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551cm" svg:height="0.47cm" svg:x="7.15cm" svg:y="4.61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7" draw:text-style-name="P1" draw:layer="layout" svg:x1="4.748cm" svg:y1="3.679cm" svg:x2="5.426cm" svg:y2="4.052cm">
          <text:p/>
        </draw:line>
        <draw:line draw:style-name="gr18" draw:text-style-name="P1" draw:layer="layout" svg:x1="4.767cm" svg:y1="3.56cm" svg:x2="5.604cm" svg:y2="3.103cm">
          <text:p/>
        </draw:line>
        <draw:line draw:style-name="gr19" draw:text-style-name="P1" draw:layer="layout" svg:x1="4.702cm" svg:y1="3.555cm" svg:x2="4.695cm" svg:y2="2.511cm">
          <text:p/>
        </draw:line>
        <draw:line draw:style-name="gr17" draw:text-style-name="P1" draw:layer="layout" svg:x1="3.208cm" svg:y1="2.868cm" svg:x2="3.886cm" svg:y2="3.241cm">
          <text:p/>
        </draw:line>
        <draw:line draw:style-name="gr18" draw:text-style-name="P1" draw:layer="layout" svg:x1="3.227cm" svg:y1="2.749cm" svg:x2="4.064cm" svg:y2="2.292cm">
          <text:p/>
        </draw:line>
        <draw:line draw:style-name="gr19" draw:text-style-name="P1" draw:layer="layout" svg:x1="3.162cm" svg:y1="2.744cm" svg:x2="3.155cm" svg:y2="1.7cm">
          <text:p/>
        </draw:line>
        <draw:line draw:style-name="gr17" draw:text-style-name="P1" draw:layer="layout" svg:x1="2.041cm" svg:y1="2.315cm" svg:x2="2.719cm" svg:y2="2.688cm">
          <text:p/>
        </draw:line>
        <draw:line draw:style-name="gr18" draw:text-style-name="P1" draw:layer="layout" svg:x1="2.06cm" svg:y1="2.196cm" svg:x2="2.897cm" svg:y2="1.739cm">
          <text:p/>
        </draw:line>
        <draw:line draw:style-name="gr19" draw:text-style-name="P1" draw:layer="layout" svg:x1="1.995cm" svg:y1="2.191cm" svg:x2="1.988cm" svg:y2="1.147cm">
          <text:p/>
        </draw:line>
        <draw:line draw:style-name="gr17" draw:text-style-name="P1" draw:layer="layout" svg:x1="1.18cm" svg:y1="1.913cm" svg:x2="1.672cm" svg:y2="2.183cm">
          <text:p/>
        </draw:line>
        <draw:line draw:style-name="gr17" draw:text-style-name="P1" draw:layer="layout" svg:x1="7.035cm" svg:y1="4.956cm" svg:x2="7.713cm" svg:y2="5.329cm">
          <text:p/>
        </draw:line>
        <draw:line draw:style-name="gr18" draw:text-style-name="P1" draw:layer="layout" svg:x1="7.054cm" svg:y1="4.837cm" svg:x2="7.891cm" svg:y2="4.38cm">
          <text:p/>
        </draw:line>
        <draw:line draw:style-name="gr19" draw:text-style-name="P1" draw:layer="layout" svg:x1="6.989cm" svg:y1="4.832cm" svg:x2="6.982cm" svg:y2="3.788cm">
          <text:p/>
        </draw:line>
        <draw:frame draw:style-name="gr14" draw:text-style-name="P4" draw:layer="layout" svg:width="0.902cm" svg:height="0.53cm" svg:x="0.224cm" svg:y="2.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4" draw:layer="layout" svg:width="0.902cm" svg:height="0.53cm" svg:x="1.316cm" svg:y="2.8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4" draw:layer="layout" svg:width="0.902cm" svg:height="0.53cm" svg:x="2.226cm" svg:y="3.2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4" draw:layer="layout" svg:width="0.918cm" svg:height="0.53cm" svg:x="3.602cm" svg:y="4.0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4" draw:layer="layout" svg:width="0.902cm" svg:height="0.53cm" svg:x="6.167cm" svg:y="4.89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2T15:49:38.868381494</meta:creation-date>
    <dc:date>2022-01-19T13:52:39.333475642</dc:date>
    <meta:editing-duration>PT2H33M54S</meta:editing-duration>
    <meta:editing-cycles>9</meta:editing-cycles>
    <meta:generator>LibreOffice/6.4.7.2$Linux_X86_64 LibreOffice_project/4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10/content.xml><?xml version="1.0" encoding="utf-8"?>
<math xmlns="http://www.w3.org/1998/Math/MathML" display="block">
  <semantics>
    <mrow>
      <mo stretchy="false">{</mo>
      <msub>
        <mi>r</mi>
        <mn>1</mn>
      </msub>
      <mo stretchy="false">}</mo>
    </mrow>
    <annotation encoding="StarMath 5.0">\{ r_1 \}</annotation>
  </semantics>
</math>
</file>

<file path=Object 11/content.xml><?xml version="1.0" encoding="utf-8"?>
<math xmlns="http://www.w3.org/1998/Math/MathML" display="block">
  <semantics>
    <mrow>
      <mo stretchy="false">{</mo>
      <msub>
        <mi>r</mi>
        <mn>2</mn>
      </msub>
      <mo stretchy="false">}</mo>
    </mrow>
    <annotation encoding="StarMath 5.0">\{ r_2 \}</annotation>
  </semantics>
</math>
</file>

<file path=Object 12/content.xml><?xml version="1.0" encoding="utf-8"?>
<math xmlns="http://www.w3.org/1998/Math/MathML" display="block">
  <semantics>
    <mrow>
      <mo stretchy="false">{</mo>
      <msub>
        <mi>r</mi>
        <mn>3</mn>
      </msub>
      <mo stretchy="false">}</mo>
    </mrow>
    <annotation encoding="StarMath 5.0">\{ r_3 \}</annotation>
  </semantics>
</math>
</file>

<file path=Object 13/content.xml><?xml version="1.0" encoding="utf-8"?>
<math xmlns="http://www.w3.org/1998/Math/MathML" display="block">
  <semantics>
    <mrow>
      <mo stretchy="false">{</mo>
      <msub>
        <mi>r</mi>
        <mn>4</mn>
      </msub>
      <mo stretchy="false">}</mo>
    </mrow>
    <annotation encoding="StarMath 5.0">\{ r_4 \}</annotation>
  </semantics>
</math>
</file>

<file path=Object 14/content.xml><?xml version="1.0" encoding="utf-8"?>
<math xmlns="http://www.w3.org/1998/Math/MathML" display="block">
  <semantics>
    <mrow>
      <mo stretchy="false">{</mo>
      <msub>
        <mi>r</mi>
        <mn>5</mn>
      </msub>
      <mo stretchy="false">}</mo>
    </mrow>
    <annotation encoding="StarMath 5.0">\{ r_5 \}</annotation>
  </semantics>
</math>
</file>

<file path=Object 2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3/content.xml><?xml version="1.0" encoding="utf-8"?>
<math xmlns="http://www.w3.org/1998/Math/MathML" display="block">
  <semantics>
    <msub>
      <mi>L</mi>
      <mn>3</mn>
    </msub>
    <annotation encoding="StarMath 5.0">L_3</annotation>
  </semantics>
</math>
</file>

<file path=Object 4/content.xml><?xml version="1.0" encoding="utf-8"?>
<math xmlns="http://www.w3.org/1998/Math/MathML" display="block">
  <semantics>
    <msub>
      <mi>L</mi>
      <mn>4</mn>
    </msub>
    <annotation encoding="StarMath 5.0">L_4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i>O</mi>
    <annotation encoding="StarMath 5.0">O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